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4.15625in" svg:height="2.63542in" style:rel-width="scale" style:rel-height="scale"><draw:image xlink:href="media/image1.emf" xlink:type="simple" xlink:show="embed" xlink:actuate="onLoad"/><svg:title/><svg:desc/></draw:frame></text:p>
      <text:p text:style-name="Standard"><draw:frame draw:style-name="a1" draw:name="Grafik 2" text:anchor-type="as-char" svg:x="0in" svg:y="0in" svg:width="4.15625in" svg:height="2.63542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Bachler</meta:initial-creator>
    <dc:creator>Sebastian Bachler</dc:creator>
    <meta:creation-date>2022-07-07T11:58:00Z</meta:creation-date>
    <dc:date>2022-07-07T11:59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